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80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rofiling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electric_field</text:p>
          </table:table-cell>
          <table:table-cell office:value-type="float" office:value="48.3">
            <text:p>48,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ythagoras</text:p>
          </table:table-cell>
          <table:table-cell office:value-type="float" office:value="26.5">
            <text:p>26,5</text:p>
          </table:table-cell>
          <table:table-cell table:number-columns-repeated="2"/>
          <table:table-cell>
            <draw:frame table:end-cell-address="profiling.J19" table:end-x="1.106cm" table:end-y="0.397cm" draw:z-index="0" draw:style-name="gr1" svg:width="9.568cm" svg:height="6.999cm" svg:x="0.571cm" svg:y="0.274cm">
              <draw:object draw:notify-on-update-of-ranges="profiling.B2:profiling.B4 profiling.C2:profiling.C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la resta</text:p>
          </table:table-cell>
          <table:table-cell table:formula="of:=100-[.C2]-[.C3]" office:value-type="float" office:value="25.2">
            <text:p>25,2</text:p>
          </table:table-cell>
          <table:table-cell table:number-columns-repeated="3"/>
        </table:table-row>
      </table:table>
      <table:table table:name="opt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11"/>
        </table:table-row>
        <table:table-row table:style-name="ro2">
          <table:table-cell/>
          <table:table-cell office:value-type="string">
            <text:p>Versió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total</text:p>
          </table:table-cell>
          <table:table-cell/>
          <table:table-cell office:value-type="string">
            <text:p>Guany</text:p>
          </table:table-cell>
          <table:table-cell office:value-type="string">
            <text:p>Guany (test3)</text:p>
          </table:table-cell>
          <table:table-cell office:value-type="string">
            <text:p>Guany (2)</text:p>
          </table:table-cell>
          <table:table-cell office:value-type="string">
            <text:p>Guany (1)</text:p>
          </table:table-cell>
        </table:table-row>
        <table:table-row table:style-name="ro1">
          <table:table-cell/>
          <table:table-cell office:value-type="string">
            <text:p>Original</text:p>
          </table:table-cell>
          <table:table-cell office:value-type="float" office:value="45.5">
            <text:p>45,5</text:p>
          </table:table-cell>
          <table:table-cell office:value-type="float" office:value="174.5">
            <text:p>174,5</text:p>
          </table:table-cell>
          <table:table-cell office:value-type="float" office:value="164.3">
            <text:p>164,3</text:p>
          </table:table-cell>
          <table:table-cell table:formula="of:=[.C8]+[.D8]+[.E8]" office:value-type="float" office:value="384.3">
            <text:p>384,3</text:p>
          </table:table-cell>
          <table:table-cell/>
          <table:table-cell table:formula="of:=[.F$8]/[.F8]" office:value-type="float" office:value="1">
            <text:p>1</text:p>
          </table:table-cell>
          <table:table-cell table:formula="of:=[.E$8]/[.E8]" office:value-type="float" office:value="1">
            <text:p>1</text:p>
          </table:table-cell>
          <table:table-cell table:formula="of:=[.D$8]/[.D8]" office:value-type="float" office:value="1">
            <text:p>1</text:p>
          </table:table-cell>
          <table:table-cell table:formula="of:=[.C$8]/[.C8]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Opt 1</text:p>
          </table:table-cell>
          <table:table-cell office:value-type="float" office:value="31.2">
            <text:p>31,2</text:p>
          </table:table-cell>
          <table:table-cell office:value-type="float" office:value="119">
            <text:p>119</text:p>
          </table:table-cell>
          <table:table-cell office:value-type="float" office:value="104.9">
            <text:p>104,9</text:p>
          </table:table-cell>
          <table:table-cell table:formula="of:=[.C9]+[.D9]+[.E9]" office:value-type="float" office:value="255.1">
            <text:p>255,1</text:p>
          </table:table-cell>
          <table:table-cell/>
          <table:table-cell table:formula="of:=[.F$8]/[.F9]" office:value-type="float" office:value="1.50646805174441">
            <text:p>1,51</text:p>
          </table:table-cell>
          <table:table-cell table:formula="of:=[.E$8]/[.E9]" office:value-type="float" office:value="1.56625357483317">
            <text:p>1,57</text:p>
          </table:table-cell>
          <table:table-cell table:formula="of:=[.D$8]/[.D9]" office:value-type="float" office:value="1.46638655462185">
            <text:p>1,47</text:p>
          </table:table-cell>
          <table:table-cell table:formula="of:=[.C$8]/[.C9]" office:value-type="float" office:value="1.45833333333333">
            <text:p>1,46</text:p>
          </table:table-cell>
        </table:table-row>
        <table:table-row table:style-name="ro2">
          <table:table-cell/>
          <table:table-cell office:value-type="string">
            <text:p>Opt 2</text:p>
          </table:table-cell>
          <table:table-cell office:value-type="float" office:value="27.8">
            <text:p>27,8</text:p>
          </table:table-cell>
          <table:table-cell office:value-type="float" office:value="107.4">
            <text:p>107,4</text:p>
          </table:table-cell>
          <table:table-cell office:value-type="float" office:value="91.6">
            <text:p>91,6</text:p>
          </table:table-cell>
          <table:table-cell table:formula="of:=[.C10]+[.D10]+[.E10]" office:value-type="float" office:value="226.8">
            <text:p>226,8</text:p>
          </table:table-cell>
          <table:table-cell/>
          <table:table-cell table:formula="of:=[.F$8]/[.F10]" office:value-type="float" office:value="1.69444444444444">
            <text:p>1,69</text:p>
          </table:table-cell>
          <table:table-cell table:formula="of:=[.E$8]/[.E10]" office:value-type="float" office:value="1.79366812227074">
            <text:p>1,79</text:p>
          </table:table-cell>
          <table:table-cell table:formula="of:=[.D$8]/[.D10]" office:value-type="float" office:value="1.62476722532588">
            <text:p>1,62</text:p>
          </table:table-cell>
          <table:table-cell table:formula="of:=[.C$8]/[.C10]" office:value-type="float" office:value="1.63669064748201">
            <text:p>1,64</text:p>
          </table:table-cell>
        </table:table-row>
        <table:table-row table:style-name="ro2">
          <table:table-cell/>
          <table:table-cell office:value-type="string">
            <text:p>Opt 3</text:p>
          </table:table-cell>
          <table:table-cell office:value-type="float" office:value="22.2">
            <text:p>22,2</text:p>
          </table:table-cell>
          <table:table-cell office:value-type="float" office:value="84.2">
            <text:p>84,2</text:p>
          </table:table-cell>
          <table:table-cell office:value-type="float" office:value="68.3">
            <text:p>68,3</text:p>
          </table:table-cell>
          <table:table-cell table:formula="of:=[.C11]+[.D11]+[.E11]" office:value-type="float" office:value="174.7">
            <text:p>174,7</text:p>
          </table:table-cell>
          <table:table-cell/>
          <table:table-cell table:formula="of:=[.F$8]/[.F11]" office:value-type="float" office:value="2.19977103606182">
            <text:p>2,2</text:p>
          </table:table-cell>
          <table:table-cell table:formula="of:=[.E$8]/[.E11]" office:value-type="float" office:value="2.40556368960469">
            <text:p>2,41</text:p>
          </table:table-cell>
          <table:table-cell table:formula="of:=[.D$8]/[.D11]" office:value-type="float" office:value="2.07244655581948">
            <text:p>2,07</text:p>
          </table:table-cell>
          <table:table-cell table:formula="of:=[.C$8]/[.C11]" office:value-type="float" office:value="2.04954954954955">
            <text:p>2,05</text:p>
          </table:table-cell>
        </table:table-row>
        <table:table-row table:style-name="ro2">
          <table:table-cell/>
          <table:table-cell office:value-type="string">
            <text:p>Opt 4</text:p>
          </table:table-cell>
          <table:table-cell office:value-type="float" office:value="16.1">
            <text:p>16,1</text:p>
          </table:table-cell>
          <table:table-cell office:value-type="float" office:value="60.6">
            <text:p>60,6</text:p>
          </table:table-cell>
          <table:table-cell office:value-type="float" office:value="43.9">
            <text:p>43,9</text:p>
          </table:table-cell>
          <table:table-cell table:formula="of:=[.C12]+[.D12]+[.E12]" office:value-type="float" office:value="120.6">
            <text:p>120,6</text:p>
          </table:table-cell>
          <table:table-cell/>
          <table:table-cell table:formula="of:=[.F$8]/[.F12]" office:value-type="float" office:value="3.1865671641791">
            <text:p>3,19</text:p>
          </table:table-cell>
          <table:table-cell table:formula="of:=[.E$8]/[.E12]" office:value-type="float" office:value="3.74259681093394">
            <text:p>3,74</text:p>
          </table:table-cell>
          <table:table-cell table:formula="of:=[.D$8]/[.D12]" office:value-type="float" office:value="2.87953795379538">
            <text:p>2,88</text:p>
          </table:table-cell>
          <table:table-cell table:formula="of:=[.C$8]/[.C12]" office:value-type="float" office:value="2.82608695652174">
            <text:p>2,83</text:p>
          </table:table-cell>
        </table:table-row>
        <table:table-row table:style-name="ro2">
          <table:table-cell/>
          <table:table-cell office:value-type="string">
            <text:p>Opt 5</text:p>
          </table:table-cell>
          <table:table-cell office:value-type="float" office:value="11.6">
            <text:p>11,6</text:p>
          </table:table-cell>
          <table:table-cell office:value-type="float" office:value="45.2">
            <text:p>45,2</text:p>
          </table:table-cell>
          <table:table-cell office:value-type="float" office:value="28">
            <text:p>28</text:p>
          </table:table-cell>
          <table:table-cell table:formula="of:=[.C13]+[.D13]+[.E13]" office:value-type="float" office:value="84.8">
            <text:p>84,8</text:p>
          </table:table-cell>
          <table:table-cell/>
          <table:table-cell table:formula="of:=[.F$8]/[.F13]" office:value-type="float" office:value="4.53183962264151">
            <text:p>4,53</text:p>
          </table:table-cell>
          <table:table-cell table:formula="of:=[.E$8]/[.E13]" office:value-type="float" office:value="5.86785714285714">
            <text:p>5,87</text:p>
          </table:table-cell>
          <table:table-cell table:formula="of:=[.D$8]/[.D13]" office:value-type="float" office:value="3.86061946902655">
            <text:p>3,86</text:p>
          </table:table-cell>
          <table:table-cell table:formula="of:=[.C$8]/[.C13]" office:value-type="float" office:value="3.92241379310345">
            <text:p>3,92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2"/>
          <table:table-cell>
            <draw:frame table:end-cell-address="opt.J36" table:end-x="1.666cm" table:end-y="0.045cm" draw:z-index="1" draw:style-name="gr1" svg:width="17.117cm" svg:height="6.999cm" svg:x="0.001cm" svg:y="0.336cm">
              <draw:object draw:notify-on-update-of-ranges="opt.B8:opt.B13 opt.F7:opt.F7 opt.F8:opt.F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 table:number-rows-repeated="6">
          <table:table-cell table:number-columns-repeated="2"/>
          <table:table-cell table:style-name="ce1"/>
          <table:table-cell table:number-columns-repeated="8"/>
        </table:table-row>
        <table:table-row table:style-name="ro1" table:number-rows-repeated="7">
          <table:table-cell table:number-columns-repeated="11"/>
        </table:table-row>
        <table:table-row table:style-name="ro1">
          <table:table-cell/>
          <table:table-cell>
            <draw:frame table:end-cell-address="opt.J52" table:end-x="1.647cm" table:end-y="0.12cm" draw:z-index="0" draw:style-name="gr1" svg:width="17.117cm" svg:height="6.999cm" svg:x="2.24cm" svg:y="0.41cm">
              <draw:object draw:notify-on-update-of-ranges="opt.B7:opt.B7 opt.B8:opt.B13 opt.C7:opt.C7 opt.C8:opt.C13 opt.D7:opt.D7 opt.D8:opt.D13 opt.E7:opt.E7 opt.E8:opt.E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2"/>
          <table:table-cell>
            <draw:frame table:end-cell-address="opt.J68" table:end-x="1.666cm" table:end-y="0.23cm" draw:z-index="2" draw:style-name="gr1" svg:width="17.117cm" svg:height="6.999cm" svg:x="0.001cm" svg:y="0.092cm">
              <draw:object draw:notify-on-update-of-ranges="opt.B8:opt.B13 opt.H7:opt.H7 opt.H8:opt.H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>
            <draw:frame table:end-cell-address="opt.J84" table:end-x="1.667cm" table:end-y="0.383cm" draw:z-index="3" draw:style-name="gr1" svg:width="17.117cm" svg:height="6.999cm" svg:x="0.002cm" svg:y="0.244cm">
              <draw:object draw:notify-on-update-of-ranges="opt.B8:opt.B13 opt.I7:opt.I7 opt.I8:opt.I1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</table:table>
      <table:table table:name="Full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5">15/06/2010</text:date>, <text:time>22:46:5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 R</meta:initial-creator>
    <meta:creation-date>2010-06-15T20:13:37</meta:creation-date>
    <dc:date>2010-06-15T22:46:49</dc:date>
    <dc:creator>J R</dc:creator>
    <meta:editing-duration>PT02H33M13S</meta:editing-duration>
    <meta:editing-cycles>17</meta:editing-cycles>
    <meta:generator>OpenOffice.org/3.2$Unix OpenOffice.org_project/320m12$Build-9483</meta:generator>
    <meta:document-statistic meta:table-count="3" meta:cell-count="69" meta:object-count="5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569cm" svg:height="7cm" xlink:href=".." chart:class="chart:circle" chart:style-name="ch1">
        <chart:legend chart:legend-position="end" svg:x="7.152cm" svg:y="2.825cm" chart:style-name="ch2"/>
        <chart:plot-area chart:style-name="ch3" table:cell-range-address="profiling.B2:profiling.C4" chart:data-source-has-labels="column" svg:x="0.191cm" svg:y="0.14cm" svg:width="6.771cm" svg:height="6.58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profiling.B2:profiling.B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profiling.C2:profiling.C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 text:id="profiling.B2:profiling.B4">electric_field</text:p>
              </table:table-cell>
              <table:table-cell office:value-type="float" office:value="48.3">
                <text:p text:id="profiling.C2:profiling.C4">48.3</text:p>
              </table:table-cell>
            </table:table-row>
            <table:table-row>
              <table:table-cell office:value-type="string">
                <text:p>pythagoras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la resta</text:p>
              </table:table-cell>
              <table:table-cell office:value-type="float" office:value="25.2">
                <text:p>25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9" style:family="chart" style:data-style-name="N0"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 style:data-style-name="N0">
      <style:graphic-properties draw:stroke="none" draw:fill-color="#ff420e" dr3d:edge-rounding="5%"/>
      <style:text-properties fo:font-size="6pt" style:font-size-asian="6pt" style:font-size-complex="6pt"/>
    </style:style>
    <style:style style:name="ch11" style:family="chart" style:data-style-name="N0">
      <style:graphic-properties draw:stroke="none" draw:fill-color="#ffd320" dr3d:edge-rounding="5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18cm" svg:height="7cm" xlink:href=".." chart:class="chart:bar" chart:style-name="ch1">
        <chart:legend chart:legend-position="end" svg:x="15.515cm" svg:y="2.825cm" chart:style-name="ch2"/>
        <chart:plot-area chart:style-name="ch3" table:cell-range-address="opt.B7:opt.E13" chart:data-source-has-labels="both" svg:x="0.483cm" svg:y="0.14cm" svg:width="14.691cm" svg:height="6.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opt.B8:opt.B13"/>
          </chart:axis>
          <chart:axis chart:dimension="y" chart:name="primary-y" chart:style-name="ch5">
            <chart:title svg:x="0.343cm" svg:y="4.583cm" chart:style-name="ch6">
              <text:p>Elapsed time (s)</text:p>
            </chart:title>
            <chart:grid chart:style-name="ch7" chart:class="major"/>
          </chart:axis>
          <chart:axis chart:dimension="y" chart:name="secondary-y" chart:style-name="ch8"/>
          <chart:axis chart:dimension="z" chart:name="primary-z" chart:style-name="ch4"/>
          <chart:series chart:attached-axis="primary-y" chart:style-name="ch9" chart:values-cell-range-address="opt.C8:opt.C13" chart:label-cell-address="opt.C7:opt.C7" chart:class="chart:bar">
            <chart:data-point chart:repeated="6"/>
          </chart:series>
          <chart:series chart:attached-axis="secondary-y" chart:style-name="ch10" chart:values-cell-range-address="opt.D8:opt.D13" chart:label-cell-address="opt.D7:opt.D7" chart:class="chart:bar">
            <chart:data-point chart:repeated="6"/>
          </chart:series>
          <chart:series chart:attached-axis="primary-y" chart:style-name="ch11" chart:values-cell-range-address="opt.E8:opt.E13" chart:label-cell-address="opt.E7:opt.E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pt.C7:opt.C7">test1</text:p>
              </table:table-cell>
              <table:table-cell office:value-type="string">
                <text:p text:id="opt.D7:opt.D7">test2</text:p>
              </table:table-cell>
              <table:table-cell office:value-type="string">
                <text:p text:id="opt.E7:opt.E7">test3</text:p>
              </table:table-cell>
            </table:table-row>
          </table:table-header-rows>
          <table:table-rows>
            <table:table-row>
              <table:table-cell office:value-type="string">
                <text:p text:id="opt.B8:opt.B13">Original</text:p>
              </table:table-cell>
              <table:table-cell office:value-type="float" office:value="45.5">
                <text:p text:id="opt.C8:opt.C13">45.5</text:p>
              </table:table-cell>
              <table:table-cell office:value-type="float" office:value="174.5">
                <text:p text:id="opt.D8:opt.D13">174.5</text:p>
              </table:table-cell>
              <table:table-cell office:value-type="float" office:value="164.3">
                <text:p text:id="opt.E8:opt.E13">164.3</text:p>
              </table:table-cell>
            </table:table-row>
            <table:table-row>
              <table:table-cell office:value-type="string">
                <text:p>Opt 1</text:p>
              </table:table-cell>
              <table:table-cell office:value-type="float" office:value="31.2">
                <text:p>31.2</text:p>
              </table:table-cell>
              <table:table-cell office:value-type="float" office:value="119">
                <text:p>119</text:p>
              </table:table-cell>
              <table:table-cell office:value-type="float" office:value="104.9">
                <text:p>104.9</text:p>
              </table:table-cell>
            </table:table-row>
            <table:table-row>
              <table:table-cell office:value-type="string">
                <text:p>Opt 2</text:p>
              </table:table-cell>
              <table:table-cell office:value-type="float" office:value="27.8">
                <text:p>27.8</text:p>
              </table:table-cell>
              <table:table-cell office:value-type="float" office:value="107.4">
                <text:p>107.4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Opt 3</text:p>
              </table:table-cell>
              <table:table-cell office:value-type="float" office:value="22.2">
                <text:p>22.2</text:p>
              </table:table-cell>
              <table:table-cell office:value-type="float" office:value="84.2">
                <text:p>84.2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Opt 4</text:p>
              </table:table-cell>
              <table:table-cell office:value-type="float" office:value="16.1">
                <text:p>16.1</text:p>
              </table:table-cell>
              <table:table-cell office:value-type="float" office:value="60.6">
                <text:p>60.6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Opt 5</text:p>
              </table:table-cell>
              <table:table-cell office:value-type="float" office:value="11.6">
                <text:p>11.6</text:p>
              </table:table-cell>
              <table:table-cell office:value-type="float" office:value="45.2">
                <text:p>45.2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8" style:family="chart" style:data-style-name="N0"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118cm" svg:height="7cm" xlink:href=".." chart:class="chart:bar" chart:style-name="ch1">
        <chart:plot-area chart:style-name="ch2" table:cell-range-address="opt.B8:opt.B13 opt.F7:opt.F13" chart:data-source-has-labels="both" svg:x="0.483cm" svg:y="0.14cm" svg:width="16.293cm" svg:height="6.7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opt.B8:opt.B13"/>
          </chart:axis>
          <chart:axis chart:dimension="y" chart:name="primary-y" chart:style-name="ch4">
            <chart:title svg:x="0.343cm" svg:y="4.653cm" chart:style-name="ch5">
              <text:p>Elapsed time (s)</text:p>
            </chart:title>
            <chart:grid chart:style-name="ch6" chart:class="major"/>
          </chart:axis>
          <chart:axis chart:dimension="y" chart:name="secondary-y" chart:style-name="ch7"/>
          <chart:axis chart:dimension="z" chart:name="primary-z" chart:style-name="ch3"/>
          <chart:series chart:attached-axis="primary-y" chart:style-name="ch8" chart:values-cell-range-address="opt.F8:opt.F13" chart:label-cell-address="opt.F7:opt.F7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pt.F7:opt.F7">total</text:p>
              </table:table-cell>
            </table:table-row>
          </table:table-header-rows>
          <table:table-rows>
            <table:table-row>
              <table:table-cell office:value-type="string">
                <text:p text:id="opt.B8:opt.B13">Original</text:p>
              </table:table-cell>
              <table:table-cell office:value-type="float" office:value="384.3">
                <text:p text:id="opt.F8:opt.F13">384.3</text:p>
              </table:table-cell>
            </table:table-row>
            <table:table-row>
              <table:table-cell office:value-type="string">
                <text:p>Opt 1</text:p>
              </table:table-cell>
              <table:table-cell office:value-type="float" office:value="255.1">
                <text:p>255.1</text:p>
              </table:table-cell>
            </table:table-row>
            <table:table-row>
              <table:table-cell office:value-type="string">
                <text:p>Opt 2</text:p>
              </table:table-cell>
              <table:table-cell office:value-type="float" office:value="226.8">
                <text:p>226.8</text:p>
              </table:table-cell>
            </table:table-row>
            <table:table-row>
              <table:table-cell office:value-type="string">
                <text:p>Opt 3</text:p>
              </table:table-cell>
              <table:table-cell office:value-type="float" office:value="174.7">
                <text:p>174.7</text:p>
              </table:table-cell>
            </table:table-row>
            <table:table-row>
              <table:table-cell office:value-type="string">
                <text:p>Opt 4</text:p>
              </table:table-cell>
              <table:table-cell office:value-type="float" office:value="120.6">
                <text:p>120.6</text:p>
              </table:table-cell>
            </table:table-row>
            <table:table-row>
              <table:table-cell office:value-type="string">
                <text:p>Opt 5</text:p>
              </table:table-cell>
              <table:table-cell office:value-type="float" office:value="84.8">
                <text:p>84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8" style:family="chart" style:data-style-name="N0"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118cm" svg:height="7cm" xlink:href=".." chart:class="chart:bar" chart:style-name="ch1">
        <chart:plot-area chart:style-name="ch2" table:cell-range-address="opt.B8:opt.B13 opt.H7:opt.H13" chart:data-source-has-labels="both" svg:x="0.483cm" svg:y="0.14cm" svg:width="16.293cm" svg:height="6.7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opt.B8:opt.B13"/>
          </chart:axis>
          <chart:axis chart:dimension="y" chart:name="primary-y" chart:style-name="ch4">
            <chart:title svg:x="0.343cm" svg:y="3.971cm" chart:style-name="ch5">
              <text:p>Guany</text:p>
            </chart:title>
            <chart:grid chart:style-name="ch6" chart:class="major"/>
          </chart:axis>
          <chart:axis chart:dimension="y" chart:name="secondary-y" chart:style-name="ch7"/>
          <chart:axis chart:dimension="z" chart:name="primary-z" chart:style-name="ch3"/>
          <chart:series chart:attached-axis="primary-y" chart:style-name="ch8" chart:values-cell-range-address="opt.H8:opt.H13" chart:label-cell-address="opt.H7:opt.H7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pt.H7:opt.H7">Guany</text:p>
              </table:table-cell>
            </table:table-row>
          </table:table-header-rows>
          <table:table-rows>
            <table:table-row>
              <table:table-cell office:value-type="string">
                <text:p text:id="opt.B8:opt.B13">Original</text:p>
              </table:table-cell>
              <table:table-cell office:value-type="float" office:value="1">
                <text:p text:id="opt.H8:opt.H13">1</text:p>
              </table:table-cell>
            </table:table-row>
            <table:table-row>
              <table:table-cell office:value-type="string">
                <text:p>Opt 1</text:p>
              </table:table-cell>
              <table:table-cell office:value-type="float" office:value="1.50646805174441">
                <text:p>1.50646805174441</text:p>
              </table:table-cell>
            </table:table-row>
            <table:table-row>
              <table:table-cell office:value-type="string">
                <text:p>Opt 2</text:p>
              </table:table-cell>
              <table:table-cell office:value-type="float" office:value="1.69444444444444">
                <text:p>1.69444444444444</text:p>
              </table:table-cell>
            </table:table-row>
            <table:table-row>
              <table:table-cell office:value-type="string">
                <text:p>Opt 3</text:p>
              </table:table-cell>
              <table:table-cell office:value-type="float" office:value="2.19977103606182">
                <text:p>2.19977103606182</text:p>
              </table:table-cell>
            </table:table-row>
            <table:table-row>
              <table:table-cell office:value-type="string">
                <text:p>Opt 4</text:p>
              </table:table-cell>
              <table:table-cell office:value-type="float" office:value="3.1865671641791">
                <text:p>3.1865671641791</text:p>
              </table:table-cell>
            </table:table-row>
            <table:table-row>
              <table:table-cell office:value-type="string">
                <text:p>Opt 5</text:p>
              </table:table-cell>
              <table:table-cell office:value-type="float" office:value="4.53183962264151">
                <text:p>4.531839622641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8" style:family="chart" style:data-style-name="N0"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118cm" svg:height="7cm" xlink:href=".." chart:class="chart:bar" chart:style-name="ch1">
        <chart:plot-area chart:style-name="ch2" table:cell-range-address="opt.B8:opt.B13 opt.I7:opt.I13" chart:data-source-has-labels="both" svg:x="0.483cm" svg:y="0.14cm" svg:width="16.293cm" svg:height="6.7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opt.B8:opt.B13"/>
          </chart:axis>
          <chart:axis chart:dimension="y" chart:name="primary-y" chart:style-name="ch4">
            <chart:title svg:x="0.343cm" svg:y="3.971cm" chart:style-name="ch5">
              <text:p>Guany</text:p>
            </chart:title>
            <chart:grid chart:style-name="ch6" chart:class="major"/>
          </chart:axis>
          <chart:axis chart:dimension="y" chart:name="secondary-y" chart:style-name="ch7"/>
          <chart:axis chart:dimension="z" chart:name="primary-z" chart:style-name="ch3"/>
          <chart:series chart:attached-axis="primary-y" chart:style-name="ch8" chart:values-cell-range-address="opt.I8:opt.I13" chart:label-cell-address="opt.I7:opt.I7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pt.I7:opt.I7">Guany (test3)</text:p>
              </table:table-cell>
            </table:table-row>
          </table:table-header-rows>
          <table:table-rows>
            <table:table-row>
              <table:table-cell office:value-type="string">
                <text:p text:id="opt.B8:opt.B13">Original</text:p>
              </table:table-cell>
              <table:table-cell office:value-type="float" office:value="1">
                <text:p text:id="opt.I8:opt.I13">1</text:p>
              </table:table-cell>
            </table:table-row>
            <table:table-row>
              <table:table-cell office:value-type="string">
                <text:p>Opt 1</text:p>
              </table:table-cell>
              <table:table-cell office:value-type="float" office:value="1.56625357483317">
                <text:p>1.56625357483317</text:p>
              </table:table-cell>
            </table:table-row>
            <table:table-row>
              <table:table-cell office:value-type="string">
                <text:p>Opt 2</text:p>
              </table:table-cell>
              <table:table-cell office:value-type="float" office:value="1.79366812227074">
                <text:p>1.79366812227074</text:p>
              </table:table-cell>
            </table:table-row>
            <table:table-row>
              <table:table-cell office:value-type="string">
                <text:p>Opt 3</text:p>
              </table:table-cell>
              <table:table-cell office:value-type="float" office:value="2.40556368960469">
                <text:p>2.40556368960469</text:p>
              </table:table-cell>
            </table:table-row>
            <table:table-row>
              <table:table-cell office:value-type="string">
                <text:p>Opt 4</text:p>
              </table:table-cell>
              <table:table-cell office:value-type="float" office:value="3.74259681093394">
                <text:p>3.74259681093394</text:p>
              </table:table-cell>
            </table:table-row>
            <table:table-row>
              <table:table-cell office:value-type="string">
                <text:p>Opt 5</text:p>
              </table:table-cell>
              <table:table-cell office:value-type="float" office:value="5.86785714285714">
                <text:p>5.867857142857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